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keep-with-next="auto" fo:keep-together="auto" fo:break-before="page" fo:text-align="center" fo:margin-top="0in" fo:margin-bottom="0in" fo:line-height="150%" fo:text-indent="0.5in"/>
      <style:text-properties style:font-name="Times New Roman" style:font-name-asian="Times New Roman" style:font-name-complex="Times New Roman" fo:font-weight="bold" style:font-weight-asian="bold" style:font-weight-complex="bold" fo:color="#3A7C22"/>
    </style:style>
    <style:style style:name="P2" style:parent-style-name="Título3" style:family="paragraph">
      <style:paragraph-properties fo:keep-with-next="auto" fo:keep-together="auto" fo:text-align="justify" fo:margin-top="0in" fo:margin-bottom="0in" fo:line-height="150%" fo:text-indent="0.5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3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4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6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7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8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9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10" style:parent-style-name="Título3" style:family="paragraph">
      <style:paragraph-properties fo:keep-with-next="auto" fo:keep-together="auto" fo:text-align="justify" fo:margin-top="0in" fo:margin-bottom="0in" fo:line-height="150%" fo:text-indent="0.5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11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12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13" style:parent-style-name="Título3" style:family="paragraph">
      <style:paragraph-properties fo:keep-with-next="auto" fo:keep-together="auto" fo:text-align="justify" fo:margin-top="0in" fo:margin-bottom="0in" fo:line-height="150%" fo:text-indent="0.5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14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15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16" style:parent-style-name="Título3" style:family="paragraph">
      <style:paragraph-properties fo:keep-with-next="auto" fo:keep-together="auto" fo:text-align="justify" fo:margin-top="0in" fo:margin-bottom="0in" fo:line-height="150%" fo:text-indent="0.5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17" style:parent-style-name="ParágrafodaLista" style:family="paragraph">
      <style:paragraph-properties fo:text-align="justify" fo:margin-bottom="0in" fo:line-height="150%" fo:margin-left="-0.25in" fo:text-indent="0.5in">
        <style:tab-stops/>
      </style:paragraph-properties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" style:parent-style-name="Fonteparág.padrão" style:family="text">
      <style:text-properties style:font-name="Times New Roman" style:font-name-asian="Times New Roman" style:font-name-complex="Times New Roman"/>
    </style:style>
    <style:style style:name="P20" style:parent-style-name="ParágrafodaLista" style:family="paragraph">
      <style:paragraph-properties fo:text-align="justify" fo:margin-bottom="0in" fo:line-height="150%" fo:margin-left="-0.25in" fo:text-indent="0.5in">
        <style:tab-stops/>
      </style:paragraph-properties>
    </style:style>
    <style:style style:name="T2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" style:parent-style-name="Fonteparág.padrão" style:family="text">
      <style:text-properties style:font-name="Times New Roman" style:font-name-asian="Times New Roman" style:font-name-complex="Times New Roman"/>
    </style:style>
    <style:style style:name="P23" style:parent-style-name="ParágrafodaLista" style:family="paragraph">
      <style:paragraph-properties fo:text-align="justify" fo:margin-bottom="0in" fo:line-height="150%" fo:margin-left="-0.25in" fo:text-indent="0.5in">
        <style:tab-stops/>
      </style:paragraph-properties>
    </style:style>
    <style:style style:name="T2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" style:parent-style-name="Fonteparág.padrão" style:family="text">
      <style:text-properties style:font-name="Times New Roman" style:font-name-asian="Times New Roman" style:font-name-complex="Times New Roman"/>
    </style:style>
    <style:style style:name="T26" style:parent-style-name="Fonteparág.padrão" style:family="text">
      <style:text-properties style:font-name="Times New Roman" style:font-name-asian="Times New Roman" style:font-name-complex="Times New Roman"/>
    </style:style>
    <style:style style:name="T27" style:parent-style-name="Fonteparág.padrão" style:family="text">
      <style:text-properties style:font-name="Times New Roman" style:font-name-asian="Times New Roman" style:font-name-complex="Times New Roman"/>
    </style:style>
    <style:style style:name="T28" style:parent-style-name="Fonteparág.padrão" style:family="text">
      <style:text-properties style:font-name="Times New Roman" style:font-name-asian="Times New Roman" style:font-name-complex="Times New Roman"/>
    </style:style>
    <style:style style:name="T29" style:parent-style-name="Fonteparág.padrão" style:family="text">
      <style:text-properties style:font-name="Times New Roman" style:font-name-asian="Times New Roman" style:font-name-complex="Times New Roman"/>
    </style:style>
    <style:style style:name="T30" style:parent-style-name="Fonteparág.padrão" style:family="text">
      <style:text-properties style:font-name="Times New Roman" style:font-name-asian="Times New Roman" style:font-name-complex="Times New Roman"/>
    </style:style>
    <style:style style:name="T31" style:parent-style-name="Fonteparág.padrão" style:family="text">
      <style:text-properties style:font-name="Times New Roman" style:font-name-asian="Times New Roman" style:font-name-complex="Times New Roman"/>
    </style:style>
    <style:style style:name="T32" style:parent-style-name="Fonteparág.padrão" style:family="text">
      <style:text-properties style:font-name="Times New Roman" style:font-name-asian="Times New Roman" style:font-name-complex="Times New Roman"/>
    </style:style>
    <style:style style:name="P33" style:parent-style-name="ParágrafodaLista" style:family="paragraph">
      <style:paragraph-properties fo:text-align="justify" fo:margin-bottom="0in" fo:line-height="150%" fo:margin-left="-0.25in" fo:text-indent="0.5in">
        <style:tab-stops/>
      </style:paragraph-properties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5" style:parent-style-name="Fonteparág.padrão" style:family="text">
      <style:text-properties style:font-name="Times New Roman" style:font-name-asian="Times New Roman" style:font-name-complex="Times New Roman"/>
    </style:style>
    <style:style style:name="P36" style:parent-style-name="ParágrafodaLista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="Times New Roman" style:font-name-asian="Times New Roman" style:font-name-complex="Times New Roman"/>
    </style:style>
    <style:style style:name="P37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38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39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  <style:style style:name="P40" style:parent-style-name="Normal" style:family="paragraph">
      <style:paragraph-properties fo:text-align="justify" fo:margin-bottom="0in" fo:line-height="150%" fo:text-indent="0.5in"/>
      <style:text-properties style:font-name="Times New Roman" style:font-name-asian="Times New Roman" style:font-name-complex="Times New Roman"/>
    </style:style>
  </office:automatic-styles>
  <office:body>
    <office:text text:use-soft-page-breaks="true">
      <text:h text:style-name="P1" text:outline-level="3">PROJETO PHOS</text:h>
      <text:p text:style-name="Normal"/>
      <text:h text:style-name="P2" text:outline-level="3">Contexto</text:h>
      <text:p text:style-name="P3">Vivemos numa era marcada pelo excesso de informações, onde notificações constantes e conteúdos descartáveis ocupam cada segundo do nosso dia. Nesse cenário, muitos têm se perdido em meio a tanto estímulo digital, consumindo conteúdo sem absorver propósito. Estão sendo moldados por redes sociais que, ao invés de os desenvolverem, os sufocam.<text:s/>Segundo estudos, o uso excessivo das redes (mais de três horas por dia) tem sido associado ao aumento de casos de ansiedade, depressão e baixa autoestima.</text:p>
      <text:p text:style-name="P4">Esse quadro é ainda mais preocupante quando olhamos para a realidade social do Brasil. De acordo com o IBGE, 22,3% dos jovens entre 15 e 29 anos não trabalham e nem estudam. E mais da metade desses jovens relatam que não têm vontade<text:s/>de mudar essa situação. São vidas sem direção, sem metas, sem<text:s/>propósito. Estão vivendo os melhores anos de forma desperdiçada, e quando o tempo cobrar maturidade e preparo, estarão distantes do mercado de trabalho e emocionalmente fragilizados.</text:p>
      <text:p text:style-name="P5">O que parece um problema distante está muito mais perto do que imaginamos. Na correria<text:s/>da rotina, somos rodeados por essas realidades sem sequer perceber. Eu mesma, muitas vezes, só noto o que está ao meu redor quando saio do modo automático e começo a, de fato, escutar as pessoas.</text:p>
      <text:p text:style-name="P6">É nesse cenário que nasce o PHOS, um projeto que usa o evangelismo como ferramenta para resgatar propósitos, reacender identidades e lembrar às pessoas que ainda há esperança.</text:p>
      <text:p text:style-name="P7">O PHOS nada mais é do que o ministério de evangelismo do qual faço parte na minha igreja. Nele, temos como objetivo realizar ações que abençoem as pessoas e demonstrem o quanto elas são amadas e valiosas. Nosso foco principal são os jovens, até porque grande parte da nossa equipe também está nessa faixa etária.<text:s/>Normalmente, saímos às ruas para abordar pessoas, conversar, ouvir sobre suas vidas e, se houver abertura, plantar uma semente de esperança. Nosso objetivo não é levar pessoas para dentro da igreja, mas sim, levar a igreja até onde estão as necessidades dessas pessoas, necessidades essas<text:s/>que podem variar desde uma provisão financeira até simplesmente o desejo de serem ouvidas.</text:p>
      <text:p text:style-name="P8"/>
      <text:p text:style-name="P9"/>
      <text:h text:style-name="P10" text:outline-level="3">Justificativa</text:h>
      <text:p text:style-name="P11">Como parte da equipe do PHOS, tive a oportunidade de ouvir histórias de pessoas que foram profundamente tocadas por gestos simples, algumas disseram que esses momentos trouxeram alívio para um dia difícil, e em certos casos, foram decisivos para que não desistissem da própria vida.</text:p>
      <text:p text:style-name="P12"/>
      <text:h text:style-name="P13" text:outline-level="3">Objetivo</text:h>
      <text:p text:style-name="P14">Um dos principais objetivos do PHOS é<text:s/>restaurar o senso de propósito nas pessoas por meio de ações evangelísticas criativas, que transmitam amor, cuidado e<text:s/>o valor das pessoas.<text:s/>Queremos alcançar corações. Mostrar que há um caminho. Que existe um motivo para viver. Que o amor de Deus se revela nos detalhes. E que, mesmo nos dias mais cinzas, há luz.</text:p>
      <text:p text:style-name="P15"/>
      <text:h text:style-name="P16" text:outline-level="3">Ações já realizadas no PHOS</text:h>
      <text:list text:style-name="LFO1" text:continue-numbering="true">
        <text:list-item>
          <text:p text:style-name="P17"><text:span text:style-name="T18">Entrega de gloss e mimos para mulheres:</text:span><text:span text:style-name="T19"><text:s/>como gesto simbólico de cuidado próprio e beleza, lembrando que elas são valiosas e merecem atenção, mesmo no meio da correria da vida.</text:span></text:p>
        </text:list-item>
        <text:list-item>
          <text:p text:style-name="P20"><text:span text:style-name="T21">Fotos profissionais para famílias:</text:span><text:span text:style-name="T22"><text:s/>proporcionando uma lembrança gratuita e especial, com a surpresa de uma figura de Jesus no fundo, reforçando a ideia de que Ele está presente mesmo quando não o vemos.</text:span></text:p>
        </text:list-item>
        <text:list-item>
          <text:p text:style-name="P23"><text:span text:style-name="T24">Distribuição de lanches e doces:</text:span><text:span text:style-name="T25"><text:s/>aç</text:span><text:span text:style-name="T26">ão<text:s/></text:span><text:span text:style-name="T27">simples,<text:s/></text:span><text:span text:style-name="T28">mas que demonstram as pessoas que sua provisão pode vir de onde ela</text:span><text:span text:style-name="T29">s</text:span><text:span text:style-name="T30"><text:s/>menos espera</text:span><text:span text:style-name="T31">m</text:span><text:span text:style-name="T32">.</text:span></text:p>
        </text:list-item>
        <text:list-item>
          <text:p text:style-name="P33"><text:span text:style-name="T34">Escuta ativa nas ruas:</text:span><text:span text:style-name="T35"><text:s/>perguntamos sobre a vida, sonhos, dores e perspectivas de futuro.<text:s/></text:span></text:p>
        </text:list-item>
      </text:list>
      <text:p text:style-name="P36"/>
      <text:p text:style-name="P37">Cada uma dessas ações tem como objetivo transmitir, ainda que de maneira simples e breve, o quanto essas pessoas são importantes e como suas vidas podem ter um grande significado. Ao final das conversas, buscamos também instigar uma reflexão sobre como elas têm vivido: se de forma intencional ou apenas no modo automático, sem sequer perceber o tempo passando.</text:p>
      <text:p text:style-name="P38"/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MILA VITÓRIA OSORIO SÁ .</meta:initial-creator>
    <dc:creator>CAMILA VITÓRIA OSORIO SÁ .</dc:creator>
    <meta:creation-date>2025-04-21T22:54:00Z</meta:creation-date>
    <dc:date>2025-04-21T22:54:00Z</dc:date>
    <meta:template xlink:href="Normal.dotm" xlink:type="simple"/>
    <meta:editing-cycles>1</meta:editing-cycles>
    <meta:editing-duration>PT0S</meta:editing-duration>
    <meta:document-statistic meta:page-count="1" meta:paragraph-count="7" meta:word-count="594" meta:character-count="3799" meta:row-count="26" meta:non-whitespace-character-count="3212"/>
  </office:meta>
</office:document-meta>
</file>